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0176" calcext:value-type="float">
            <text:p>105.0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4328" calcext:value-type="float">
            <text:p>101.6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92" calcext:value-type="float">
            <text:p>101.8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6944" calcext:value-type="float">
            <text:p>100.5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8688" calcext:value-type="float">
            <text:p>98.4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7872" calcext:value-type="float">
            <text:p>98.7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1352" calcext:value-type="float">
            <text:p>92.3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3008" calcext:value-type="float">
            <text:p>91.1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701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